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3.1333in"/>
    </style:style>
    <style:style style:name="Table1.B" style:family="table-column">
      <style:table-column-properties style:column-width="3.134in"/>
    </style:style>
    <style:style style:name="Table1.1" style:family="table-row">
      <style:table-row-properties style:min-row-height="0.4097in" style:keep-together="true" fo:keep-together="auto"/>
    </style:style>
    <style:style style:name="Table1.A1" style:family="table-cell">
      <style:table-cell-properties style:vertical-align="" fo:padding="0.0694in" fo:border="0.0069in solid #000000"/>
    </style:style>
    <style:style style:name="_5b__2a__5d_Tabela1" style:display-name="[*]Tabela1" style:family="table">
      <style:table-properties style:width="6.2681in" table:align="margins"/>
    </style:style>
    <style:style style:name="_5b__2a__5d_Tabela1.A" style:display-name="[*]Tabela1.A" style:family="table-column">
      <style:table-column-properties style:column-width="3.134in" style:rel-column-width="32767*"/>
    </style:style>
    <style:style style:name="_5b__2a__5d_Tabela1.B" style:display-name="[*]Tabela1.B" style:family="table-column">
      <style:table-column-properties style:column-width="3.134in" style:rel-column-width="32768*"/>
    </style:style>
    <style:style style:name="_5b__2a__5d_Tabela1.A1" style:display-name="[*]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5b__2a__5d_Tabela1.B1" style:display-name="[*]Tabela1.B1" style:family="table-cell">
      <style:table-cell-properties fo:padding="0.0382in" fo:border="0.0007in solid #000000"/>
    </style:style>
    <style:style style:name="_5b__2a__5d_Tabela1.A2" style:display-name="[*]Tabela1.A2" style:family="table-cell">
      <style:table-cell-properties fo:padding="0.0382in" fo:border-left="0.0007in solid #000000" fo:border-right="none" fo:border-top="none" fo:border-bottom="0.0007in solid #000000"/>
    </style:style>
    <style:style style:name="_5b__2a__5d_Tabela1.B2" style:display-name="[*]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loext:contextual-spacing="false" fo:margin-top="0.1665in" fo:margin-bottom="0in" fo:line-height="100%"/>
    </style:style>
    <style:style style:name="P2" style:family="paragraph" style:parent-style-name="Standard">
      <style:paragraph-properties loext:contextual-spacing="false" fo:margin-top="0.1665in" fo:margin-bottom="0in" fo:line-height="100%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 style:master-page-name="Standard">
      <style:paragraph-properties loext:contextual-spacing="false" fo:margin-top="0.1665in" fo:margin-bottom="0in" fo:line-height="100%" style:page-number="1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{% @persons.each do |person| %}</text:p>
      <text:p text:style-name="P1">{% if person.name.downcase == 'jay' %}</text:p>
      <text:p text:style-name="P2">Very dangerous</text:p>
      <text:p text:style-name="P1">{% end %}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erson</text:p>
          </table:table-cell>
          <table:table-cell table:style-name="Table1.A1" office:value-type="string">
            <text:p text:style-name="P1">Skill</text:p>
          </table:table-cell>
        </table:table-row>
        <table:table-row table:style-name="Table1.1">
          <table:table-cell table:style-name="Table1.A1" office:value-type="string">
            <text:p text:style-name="P1">{%=person.name%}</text:p>
          </table:table-cell>
          <table:table-cell table:style-name="Table1.A1" office:value-type="string">
            <text:p text:style-name="P1">{%=person.skill%}</text:p>
          </table:table-cell>
        </table:table-row>
      </table:table>
      <text:p text:style-name="P1"><draw:frame draw:style-name="fr1" draw:name="Objeto1" text:anchor-type="paragraph" svg:width="6.2984in" svg:height="3.5429in" draw:z-index="0"><draw:object xlink:href="./Object 1" xlink:type="simple" xlink:show="embed" xlink:actuate="onLoad" draw:notify-on-update-of-ranges="[*]Tabela1"/><draw:image xlink:href="./ObjectReplacements/Object 1" xlink:type="simple" xlink:show="embed" xlink:actuate="onLoad"/></draw:frame></text:p>
      <table:table table:name="[*]Tabela1" table:style-name="_5b__2a__5d_Tabela1">
        <table:table-column table:style-name="_5b__2a__5d_Tabela1.A"/>
        <table:table-column table:style-name="_5b__2a__5d_Tabela1.B"/>
        <table:table-row>
          <table:table-cell table:style-name="_5b__2a__5d_Tabela1.A1" office:value-type="string">
            <text:p text:style-name="Table_20_Contents">Person</text:p>
          </table:table-cell>
          <table:table-cell table:style-name="_5b__2a__5d_Tabela1.B1" office:value-type="string">
            <text:p text:style-name="Table_20_Contents">Value</text:p>
          </table:table-cell>
        </table:table-row>
        <table:table-row>
          <table:table-cell table:style-name="_5b__2a__5d_Tabela1.A2" office:value-type="string">
            <text:p text:style-name="Table_20_Contents"><text:bookmark-start text:name="__DdeLink__1430_359511630"/>{%=person.name%}<text:bookmark-end text:name="__DdeLink__1430_359511630"/></text:p>
          </table:table-cell>
          <table:table-cell table:style-name="_5b__2a__5d_Tabela1.B2" office:value-type="string">
            <text:p text:style-name="Table_20_Contents">{%=person.name.length%}</text:p>
          </table:table-cell>
        </table:table-row>
      </table:table>
      <text:p text:style-name="P1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zxx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zxx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Title" style:family="paragraph" style:parent-style-name="normal" style:next-style-name="Standard" style:default-outline-level="" style:class="text">
      <style:paragraph-properties loext:contextual-spacing="false" fo:margin-top="0in" fo:margin-bottom="0.0417in" fo:line-height="100%" fo:keep-together="always" fo:break-before="auto" fo:break-after="auto" fo:keep-with-next="always"/>
      <style:text-properties style:font-name="Arial1" fo:font-size="26pt" style:font-name-asian="Arial Unicode MS" style:font-size-asian="26pt" style:font-name-complex="Arial Unicode MS" style:font-size-complex="26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6$Unix OpenOffice.org_project/4116m3$Build-9816</meta:generator>
    <dc:date>2026-03-01T13:36:21</dc:date>
    <dc:creator>Luiz Loja</dc:creator>
    <meta:editing-duration>PT4M34S</meta:editing-duration>
    <meta:editing-cycles>2</meta:editing-cycles>
    <meta:document-statistic meta:table-count="2" meta:image-count="0" meta:object-count="1" meta:page-count="1" meta:paragraph-count="13" meta:word-count="27" meta:character-count="1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4.326cm" svg:y="4.204cm" style:legend-expansion="high" chart:style-name="ch2"/>
        <chart:plot-area chart:style-name="ch3" table:cell-range-address="[*]Tabela1.$A$3" chart:data-source-has-labels="both" svg:x="0.769cm" svg:y="0.851cm" svg:width="12.919cm" svg:height="7.549cm">
          <chartooo:coordinate-region svg:x="1.408cm" svg:y="1.046cm" svg:width="12.28cm" svg:height="6.715cm"/>
          <chart:axis chart:dimension="x" chart:name="primary-x" chart:style-name="ch4" chartooo:axis-type="auto">
            <chartooo:date-scale/>
            <chart:categories table:cell-range-address="[*]Tabela1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[*]Tabela1.$B$2" chart:label-cell-address="[*]Tabela1.$B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[*]Tabe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{%=person.name%}</text:p>
                <draw:g>
                  <svg:desc>[*]Tabela1.$A$2</svg:desc>
                </draw:g>
              </table:table-cell>
              <table:table-cell office:value-type="float" office:value="NaN">
                <text:p>NaN</text:p>
                <draw:g>
                  <svg:desc>[*]Tabela1.$B$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Unix OpenOffice.org_project/4116m3$Build-98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